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0.9055in"/>
    </style:style>
    <style:style style:name="co3" style:family="table-column">
      <style:table-column-properties fo:break-before="auto" style:column-width="1.002in"/>
    </style:style>
    <style:style style:name="co4" style:family="table-column">
      <style:table-column-properties fo:break-before="auto" style:column-width="0.6909in"/>
    </style:style>
    <style:style style:name="co5" style:family="table-column">
      <style:table-column-properties fo:break-before="auto" style:column-width="1.634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665in"/>
    </style:style>
    <style:style style:name="co8" style:family="table-column">
      <style:table-column-properties fo:break-before="auto" style:column-width="0.7874in"/>
    </style:style>
    <style:style style:name="co9" style:family="table-column">
      <style:table-column-properties fo:break-before="auto" style:column-width="1.2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d1d7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default-cell-style-name="ce11"/>
        <table:table-column table:style-name="co9" table:default-cell-style-name="ce9"/>
        <table:table-column table:style-name="co8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02857" calcext:value-type="float">
            <text:p>0.002857</text:p>
          </table:table-cell>
          <table:table-cell table:style-name="ce3" office:value-type="float" office:value="6.881401" calcext:value-type="float">
            <text:p>6.881401</text:p>
          </table:table-cell>
          <table:table-cell table:style-name="ce3" office:value-type="float" office:value="1.77348" calcext:value-type="float">
            <text:p>1.77348</text:p>
          </table:table-cell>
          <table:table-cell table:style-name="ce3" office:value-type="float" office:value="1.231157" calcext:value-type="float">
            <text:p>1.231157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1137" calcext:value-type="float">
            <text:p>0.001137</text:p>
          </table:table-cell>
          <table:table-cell table:style-name="ce3" office:value-type="float" office:value="4.690506" calcext:value-type="float">
            <text:p>4.690506</text:p>
          </table:table-cell>
          <table:table-cell table:style-name="ce3" office:value-type="float" office:value="0.625588" calcext:value-type="float">
            <text:p>0.625588</text:p>
          </table:table-cell>
          <table:table-cell table:style-name="ce3" office:value-type="float" office:value="0.514914" calcext:value-type="float">
            <text:p>0.514914</text:p>
          </table:table-cell>
          <table:table-cell/>
          <table:table-cell table:style-name="ce8" table:formula="of:=[.D3] / [.D4]" office:value-type="float" office:value="2.83490092520956" calcext:value-type="float">
            <text:p>2.83</text:p>
          </table:table-cell>
          <table:table-cell table:style-name="ce10" table:formula="of:=([.D3]-[.D4])/[.D3]" office:value-type="percentage" office:value="0.647253986512394" calcext:value-type="percentage">
            <text:p>64.73%</text:p>
          </table:table-cell>
          <table:table-cell table:style-name="ce8" table:formula="of:=[.E3]/[.E4]" office:value-type="float" office:value="2.39099538952136" calcext:value-type="float">
            <text:p>2.39</text:p>
          </table:table-cell>
          <table:table-cell table:style-name="ce10" table:formula="of:=([.E3]-[.E4])/[.E3]" office:value-type="percentage" office:value="0.581764145433929" calcext:value-type="percentage">
            <text:p>58.18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001" calcext:value-type="float">
            <text:p>0.000001</text:p>
          </table:table-cell>
          <table:table-cell table:style-name="ce3" office:value-type="float" office:value="1.170944" calcext:value-type="float">
            <text:p>1.170944</text:p>
          </table:table-cell>
          <table:table-cell table:style-name="ce3" office:value-type="float" office:value="0.217896" calcext:value-type="float">
            <text:p>0.217896</text:p>
          </table:table-cell>
          <table:table-cell table:style-name="ce3" office:value-type="float" office:value="0.172228" calcext:value-type="float">
            <text:p>0.172228</text:p>
          </table:table-cell>
          <table:table-cell/>
          <table:table-cell table:style-name="ce8" table:formula="of:=[.D4] / [.D5]" office:value-type="float" office:value="2.87103939494071" calcext:value-type="float">
            <text:p>2.87</text:p>
          </table:table-cell>
          <table:table-cell table:style-name="ce10" table:formula="of:=([.D4]-[.D5])/[.D4]" office:value-type="percentage" office:value="0.6516940862037" calcext:value-type="percentage">
            <text:p>65.17%</text:p>
          </table:table-cell>
          <table:table-cell table:style-name="ce8" table:formula="of:=[.E4]/[.E5]" office:value-type="float" office:value="2.98972292542444" calcext:value-type="float">
            <text:p>2.99</text:p>
          </table:table-cell>
          <table:table-cell table:style-name="ce10" table:formula="of:=([.E4]-[.E5])/[.E4]" office:value-type="percentage" office:value="0.665520844257488" calcext:value-type="percentage">
            <text:p>66.55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4" calcext:value-type="float">
            <text:p>0.000004</text:p>
          </table:table-cell>
          <table:table-cell table:style-name="ce3" office:value-type="float" office:value="1.631981" calcext:value-type="float">
            <text:p>1.631981</text:p>
          </table:table-cell>
          <table:table-cell table:style-name="ce3" office:value-type="float" office:value="0.416016" calcext:value-type="float">
            <text:p>0.416016</text:p>
          </table:table-cell>
          <table:table-cell table:style-name="ce3" office:value-type="float" office:value="0.274041" calcext:value-type="float">
            <text:p>0.274041</text:p>
          </table:table-cell>
          <table:table-cell/>
          <table:table-cell table:style-name="ce8" table:formula="of:=[.D5] / [.D6]" office:value-type="float" office:value="0.523768316603208" calcext:value-type="float">
            <text:p>0.52</text:p>
          </table:table-cell>
          <table:table-cell table:style-name="ce10" table:formula="of:=([.D5]-[.D6])/[.D5]" office:value-type="percentage" office:value="-0.909241105848662" calcext:value-type="percentage">
            <text:p>-90.92%</text:p>
          </table:table-cell>
          <table:table-cell table:style-name="ce8" table:formula="of:=[.E5]/[.E6]" office:value-type="float" office:value="0.62847530114107" calcext:value-type="float">
            <text:p>0.63</text:p>
          </table:table-cell>
          <table:table-cell table:style-name="ce10" table:formula="of:=([.E5]-[.E6])/[.E5]" office:value-type="percentage" office:value="-0.5911524258541" calcext:value-type="percentage">
            <text:p>-59.12%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08972" calcext:value-type="float">
            <text:p>0.008972</text:p>
          </table:table-cell>
          <table:table-cell table:style-name="ce3" office:value-type="float" office:value="9.575722" calcext:value-type="float">
            <text:p>9.575722</text:p>
          </table:table-cell>
          <table:table-cell table:style-name="ce3" office:value-type="float" office:value="1.970832" calcext:value-type="float">
            <text:p>1.970832</text:p>
          </table:table-cell>
          <table:table-cell table:style-name="ce3" office:value-type="float" office:value="1.910026" calcext:value-type="float">
            <text:p>1.910026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0362" calcext:value-type="float">
            <text:p>0.000362</text:p>
          </table:table-cell>
          <table:table-cell table:style-name="ce3" office:value-type="float" office:value="5.672182" calcext:value-type="float">
            <text:p>5.672182</text:p>
          </table:table-cell>
          <table:table-cell table:style-name="ce3" office:value-type="float" office:value="2.127527" calcext:value-type="float">
            <text:p>2.127527</text:p>
          </table:table-cell>
          <table:table-cell table:style-name="ce3" office:value-type="float" office:value="1.227688" calcext:value-type="float">
            <text:p>1.227688</text:p>
          </table:table-cell>
          <table:table-cell/>
          <table:table-cell table:formula="of:=[.D11] / [.D12]" office:value-type="float" office:value="0.926348760791285" calcext:value-type="float">
            <text:p>0.93</text:p>
          </table:table-cell>
          <table:table-cell table:formula="of:=([.D11]-[.D12])/[.D11]" office:value-type="percentage" office:value="-0.0795070305332978" calcext:value-type="percentage">
            <text:p>-7.95%</text:p>
          </table:table-cell>
          <table:table-cell table:formula="of:=[.E11]/[.E12]" office:value-type="float" office:value="1.55579104788839" calcext:value-type="float">
            <text:p>1.56</text:p>
          </table:table-cell>
          <table:table-cell table:formula="of:=([.E11]-[.E12])/[.E11]" office:value-type="percentage" office:value="0.357240163222909" calcext:value-type="percentage">
            <text:p>35.72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038" calcext:value-type="float">
            <text:p>0.000038</text:p>
          </table:table-cell>
          <table:table-cell table:style-name="ce3" office:value-type="float" office:value="2.53933" calcext:value-type="float">
            <text:p>2.53933</text:p>
          </table:table-cell>
          <table:table-cell table:style-name="ce3" office:value-type="float" office:value="0.536711" calcext:value-type="float">
            <text:p>0.536711</text:p>
          </table:table-cell>
          <table:table-cell table:style-name="ce3" office:value-type="float" office:value="0.420499" calcext:value-type="float">
            <text:p>0.420499</text:p>
          </table:table-cell>
          <table:table-cell/>
          <table:table-cell table:formula="of:=[.D12] / [.D13]" office:value-type="float" office:value="3.96400856326776" calcext:value-type="float">
            <text:p>3.96</text:p>
          </table:table-cell>
          <table:table-cell table:formula="of:=([.D12]-[.D13])/[.D12]" office:value-type="percentage" office:value="0.74773011106322" calcext:value-type="percentage">
            <text:p>74.77%</text:p>
          </table:table-cell>
          <table:table-cell table:formula="of:=[.E12]/[.E13]" office:value-type="float" office:value="2.91959790629704" calcext:value-type="float">
            <text:p>2.92</text:p>
          </table:table-cell>
          <table:table-cell table:formula="of:=([.E12]-[.E13])/[.E12]" office:value-type="percentage" office:value="0.657487081408306" calcext:value-type="percentage">
            <text:p>65.75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6" calcext:value-type="float">
            <text:p>0.000006</text:p>
          </table:table-cell>
          <table:table-cell table:style-name="ce3" office:value-type="float" office:value="1.809952" calcext:value-type="float">
            <text:p>1.809952</text:p>
          </table:table-cell>
          <table:table-cell table:style-name="ce3" office:value-type="float" office:value="0.419722" calcext:value-type="float">
            <text:p>0.419722</text:p>
          </table:table-cell>
          <table:table-cell table:style-name="ce3" office:value-type="float" office:value="0.278947" calcext:value-type="float">
            <text:p>0.278947</text:p>
          </table:table-cell>
          <table:table-cell/>
          <table:table-cell table:formula="of:=[.D13] / [.D14]" office:value-type="float" office:value="1.27872973063123" calcext:value-type="float">
            <text:p>1.28</text:p>
          </table:table-cell>
          <table:table-cell table:formula="of:=([.D13]-[.D14])/[.D13]" office:value-type="percentage" office:value="0.21797391892471" calcext:value-type="percentage">
            <text:p>21.80%</text:p>
          </table:table-cell>
          <table:table-cell table:formula="of:=[.E13]/[.E14]" office:value-type="float" office:value="1.50745123625635" calcext:value-type="float">
            <text:p>1.51</text:p>
          </table:table-cell>
          <table:table-cell table:formula="of:=([.E13]-[.E14])/[.E13]" office:value-type="percentage" office:value="0.336628624562722" calcext:value-type="percentage">
            <text:p>33.66%</text:p>
          </table:table-cell>
        </table:table-row>
        <table:table-row table:style-name="ro1" table:number-rows-repeated="3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4"/>
        </table:table-row>
        <table:table-row table:style-name="ro1">
          <table:table-cell table:number-columns-repeated="6"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number-columns-repeated="6"/>
          <table:table-cell table:formula="of:= [.D11] /  [.D3]" office:value-type="float" office:value="1.11127951823533" calcext:value-type="float">
            <text:p>1.11</text:p>
          </table:table-cell>
          <table:table-cell table:formula="of:= ([.D3] - [.D11]) / [.D3]" office:value-type="percentage" office:value="-0.111279518235334" calcext:value-type="percentage">
            <text:p>-11.13%</text:p>
          </table:table-cell>
          <table:table-cell table:formula="of:= [.E11] /  [.E3]" office:value-type="float" office:value="1.5514073347266" calcext:value-type="float">
            <text:p>1.55</text:p>
          </table:table-cell>
          <table:table-cell table:formula="of:=([.E3]-[.E11])/[.E3]" office:value-type="percentage" office:value="-0.551407334726603" calcext:value-type="percentage">
            <text:p>-55.14%</text:p>
          </table:table-cell>
        </table:table-row>
        <table:table-row table:style-name="ro1">
          <table:table-cell table:number-columns-repeated="6"/>
          <table:table-cell table:formula="of:= [.D12] /  [.D4]" office:value-type="float" office:value="3.40084368625997" calcext:value-type="float">
            <text:p>3.40</text:p>
          </table:table-cell>
          <table:table-cell table:formula="of:= ([.D4] - [.D12]) / [.D4]" office:value-type="percentage" office:value="-2.40084368625997" calcext:value-type="percentage">
            <text:p>-240.08%</text:p>
          </table:table-cell>
          <table:table-cell table:formula="of:= [.E12] /  [.E4]" office:value-type="float" office:value="2.38425834216976" calcext:value-type="float">
            <text:p>2.38</text:p>
          </table:table-cell>
          <table:table-cell table:formula="of:=([.E4]-[.E12])/[.E4]" office:value-type="percentage" office:value="-1.38425834216976" calcext:value-type="percentage">
            <text:p>-138.43%</text:p>
          </table:table-cell>
        </table:table-row>
        <table:table-row table:style-name="ro1">
          <table:table-cell table:number-columns-repeated="6"/>
          <table:table-cell table:formula="of:= [.D13] /  [.D5]" office:value-type="float" office:value="2.4631521459779" calcext:value-type="float">
            <text:p>2.46</text:p>
          </table:table-cell>
          <table:table-cell table:formula="of:= ([.D5] - [.D13]) / [.D5]" office:value-type="percentage" office:value="-1.4631521459779" calcext:value-type="percentage">
            <text:p>-146.32%</text:p>
          </table:table-cell>
          <table:table-cell table:formula="of:= [.E13] /  [.E5]" office:value-type="float" office:value="2.4415251875421" calcext:value-type="float">
            <text:p>2.44</text:p>
          </table:table-cell>
          <table:table-cell table:formula="of:=([.E5]-[.E13])/[.E5]" office:value-type="percentage" office:value="-1.4415251875421" calcext:value-type="percentage">
            <text:p>-144.15%</text:p>
          </table:table-cell>
        </table:table-row>
        <table:table-row table:style-name="ro1">
          <table:table-cell table:number-columns-repeated="6"/>
          <table:table-cell table:formula="of:= [.D14] /  [.D6]" office:value-type="float" office:value="1.0089083112188" calcext:value-type="float">
            <text:p>1.01</text:p>
          </table:table-cell>
          <table:table-cell table:formula="of:= ([.D6] - [.D14]) / [.D6]" office:value-type="percentage" office:value="-0.00890831121879925" calcext:value-type="percentage">
            <text:p>-0.89%</text:p>
          </table:table-cell>
          <table:table-cell table:formula="of:= [.E14] /  [.E6]" office:value-type="float" office:value="1.01790243065819" calcext:value-type="float">
            <text:p>1.02</text:p>
          </table:table-cell>
          <table:table-cell table:formula="of:=([.E6]-[.E14])/[.E6]" office:value-type="percentage" office:value="-0.0179024306581863" calcext:value-type="percentage">
            <text:p>-1.79%</text:p>
          </table:table-cell>
        </table:table-row>
      </table:table>
      <table:table table:name="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9"/>
        <table:table-column table:style-name="co6" table:default-cell-style-name="ce11"/>
        <table:table-column table:style-name="co6" table:default-cell-style-name="ce9"/>
        <table:table-column table:style-name="co6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5032" calcext:value-type="float">
            <text:p>0.05032</text:p>
          </table:table-cell>
          <table:table-cell table:style-name="ce3" office:value-type="float" office:value="20.178803" calcext:value-type="float">
            <text:p>20.178803</text:p>
          </table:table-cell>
          <table:table-cell table:style-name="ce3" office:value-type="float" office:value="5.182272" calcext:value-type="float">
            <text:p>5.182272</text:p>
          </table:table-cell>
          <table:table-cell table:style-name="ce3" office:value-type="float" office:value="3.61723" calcext:value-type="float">
            <text:p>3.61723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2558" calcext:value-type="float">
            <text:p>0.002558</text:p>
          </table:table-cell>
          <table:table-cell table:style-name="ce3" office:value-type="float" office:value="13.502786" calcext:value-type="float">
            <text:p>13.502786</text:p>
          </table:table-cell>
          <table:table-cell table:style-name="ce3" office:value-type="float" office:value="2.975179" calcext:value-type="float">
            <text:p>2.975179</text:p>
          </table:table-cell>
          <table:table-cell table:style-name="ce3" office:value-type="float" office:value="2.329911" calcext:value-type="float">
            <text:p>2.329911</text:p>
          </table:table-cell>
          <table:table-cell/>
          <table:table-cell table:style-name="ce8" table:formula="of:= [.D3] / [.D4]" office:value-type="float" office:value="1.74183536519988" calcext:value-type="float">
            <text:p>1.74</text:p>
          </table:table-cell>
          <table:table-cell table:style-name="ce10" table:formula="of:=([.D3]-[.D4])/[.D3]" office:value-type="percentage" office:value="0.425892928815778" calcext:value-type="percentage">
            <text:p>42.59%</text:p>
          </table:table-cell>
          <table:table-cell table:style-name="ce8" table:formula="of:=[.E3]/[.E4]" office:value-type="float" office:value="1.55251852967774" calcext:value-type="float">
            <text:p>1.55</text:p>
          </table:table-cell>
          <table:table-cell table:style-name="ce10" table:formula="of:=([.E3]-[.E4])/[.E3]" office:value-type="percentage" office:value="0.355885304500958" calcext:value-type="percentage">
            <text:p>35.59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256" calcext:value-type="float">
            <text:p>0.000256</text:p>
          </table:table-cell>
          <table:table-cell table:style-name="ce3" office:value-type="float" office:value="11.192788" calcext:value-type="float">
            <text:p>11.192788</text:p>
          </table:table-cell>
          <table:table-cell table:style-name="ce3" office:value-type="float" office:value="1.698232" calcext:value-type="float">
            <text:p>1.698232</text:p>
          </table:table-cell>
          <table:table-cell table:style-name="ce3" office:value-type="float" office:value="1.322762" calcext:value-type="float">
            <text:p>1.322762</text:p>
          </table:table-cell>
          <table:table-cell/>
          <table:table-cell table:style-name="ce8" table:formula="of:= [.D4] / [.D5]" office:value-type="float" office:value="1.7519272985081" calcext:value-type="float">
            <text:p>1.75</text:p>
          </table:table-cell>
          <table:table-cell table:style-name="ce10" table:formula="of:=([.D4]-[.D5])/[.D4]" office:value-type="percentage" office:value="0.429200058214985" calcext:value-type="percentage">
            <text:p>42.92%</text:p>
          </table:table-cell>
          <table:table-cell table:style-name="ce8" table:formula="of:=[.E4]/[.E5]" office:value-type="float" office:value="1.76139849799132" calcext:value-type="float">
            <text:p>1.76</text:p>
          </table:table-cell>
          <table:table-cell table:style-name="ce10" table:formula="of:=([.E4]-[.E5])/[.E4]" office:value-type="percentage" office:value="0.43226930127374" calcext:value-type="percentage">
            <text:p>43.23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7" calcext:value-type="float">
            <text:p>0.000007</text:p>
          </table:table-cell>
          <table:table-cell table:style-name="ce3" office:value-type="float" office:value="6.239792" calcext:value-type="float">
            <text:p>6.239792</text:p>
          </table:table-cell>
          <table:table-cell table:style-name="ce3" office:value-type="float" office:value="0.95956" calcext:value-type="float">
            <text:p>0.95956</text:p>
          </table:table-cell>
          <table:table-cell table:style-name="ce3" office:value-type="float" office:value="0.743995" calcext:value-type="float">
            <text:p>0.743995</text:p>
          </table:table-cell>
          <table:table-cell/>
          <table:table-cell table:style-name="ce8" table:formula="of:= [.D5] / [.D6]" office:value-type="float" office:value="1.76980282629539" calcext:value-type="float">
            <text:p>1.77</text:p>
          </table:table-cell>
          <table:table-cell table:style-name="ce10" table:formula="of:=([.D5]-[.D6])/[.D5]" office:value-type="percentage" office:value="0.434965305093768" calcext:value-type="percentage">
            <text:p>43.50%</text:p>
          </table:table-cell>
          <table:table-cell table:style-name="ce8" table:formula="of:=[.E5]/[.E6]" office:value-type="float" office:value="1.77791786235123" calcext:value-type="float">
            <text:p>1.78</text:p>
          </table:table-cell>
          <table:table-cell table:style-name="ce10" table:formula="of:=([.E5]-[.E6])/[.E5]" office:value-type="percentage" office:value="0.437544320142248" calcext:value-type="percentage">
            <text:p>43.75%</text:p>
          </table:table-cell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0.00000049" calcext:value-type="float">
            <text:p>0.00000049</text:p>
          </table:table-cell>
          <table:table-cell table:style-name="ce3" office:value-type="float" office:value="3.839611" calcext:value-type="float">
            <text:p>3.839611</text:p>
          </table:table-cell>
          <table:table-cell table:style-name="ce3" office:value-type="float" office:value="0.538008" calcext:value-type="float">
            <text:p>0.538008</text:p>
          </table:table-cell>
          <table:table-cell table:style-name="ce3" office:value-type="float" office:value="0.413742" calcext:value-type="float">
            <text:p>0.413742</text:p>
          </table:table-cell>
          <table:table-cell/>
          <table:table-cell table:style-name="ce8" table:formula="of:= [.D6] / [.D7]" office:value-type="float" office:value="1.78354225215982" calcext:value-type="float">
            <text:p>1.78</text:p>
          </table:table-cell>
          <table:table-cell table:style-name="ce10" table:formula="of:=([.D6]-[.D7])/[.D6]" office:value-type="percentage" office:value="0.439318020759515" calcext:value-type="percentage">
            <text:p>43.93%</text:p>
          </table:table-cell>
          <table:table-cell table:style-name="ce8" table:formula="of:=[.E6]/[.E7]" office:value-type="float" office:value="1.79820999560112" calcext:value-type="float">
            <text:p>1.80</text:p>
          </table:table-cell>
          <table:table-cell table:style-name="ce10" table:formula="of:=([.E6]-[.E7])/[.E6]" office:value-type="percentage" office:value="0.443891424001505" calcext:value-type="percentage">
            <text:p>44.39%</text:p>
          </table:table-cell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5"/>
          <table:table-cell table:style-name="ce4"/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28075" calcext:value-type="float">
            <text:p>0.028075</text:p>
          </table:table-cell>
          <table:table-cell table:style-name="ce3" office:value-type="float" office:value="20.031243" calcext:value-type="float">
            <text:p>20.031243</text:p>
          </table:table-cell>
          <table:table-cell table:style-name="ce3" office:value-type="float" office:value="5.220319" calcext:value-type="float">
            <text:p>5.220319</text:p>
          </table:table-cell>
          <table:table-cell table:style-name="ce3" office:value-type="float" office:value="3.692268" calcext:value-type="float">
            <text:p>3.692268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7079" calcext:value-type="float">
            <text:p>0.007079</text:p>
          </table:table-cell>
          <table:table-cell table:style-name="ce3" office:value-type="float" office:value="14.064025" calcext:value-type="float">
            <text:p>14.064025</text:p>
          </table:table-cell>
          <table:table-cell table:style-name="ce3" office:value-type="float" office:value="2.997375" calcext:value-type="float">
            <text:p>2.997375</text:p>
          </table:table-cell>
          <table:table-cell table:style-name="ce3" office:value-type="float" office:value="2.34819" calcext:value-type="float">
            <text:p>2.34819</text:p>
          </table:table-cell>
          <table:table-cell/>
          <table:table-cell table:formula="of:=[.D12] / [.D13]" office:value-type="float" office:value="1.74163025981067" calcext:value-type="float">
            <text:p>1.74</text:p>
          </table:table-cell>
          <table:table-cell table:formula="of:=([.D12]-[.D13])/[.D12]" office:value-type="percentage" office:value="0.425825318337826" calcext:value-type="percentage">
            <text:p>42.58%</text:p>
          </table:table-cell>
          <table:table-cell table:formula="of:=[.E12]/[.E13]" office:value-type="float" office:value="1.57238894637998" calcext:value-type="float">
            <text:p>1.57</text:p>
          </table:table-cell>
          <table:table-cell table:formula="of:=([.E12]-[.E13])/[.E12]" office:value-type="percentage" office:value="0.364025038269161" calcext:value-type="percentage">
            <text:p>36.40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221" calcext:value-type="float">
            <text:p>0.000221</text:p>
          </table:table-cell>
          <table:table-cell table:style-name="ce3" office:value-type="float" office:value="10.859588" calcext:value-type="float">
            <text:p>10.859588</text:p>
          </table:table-cell>
          <table:table-cell table:style-name="ce3" office:value-type="float" office:value="1.743053" calcext:value-type="float">
            <text:p>1.743053</text:p>
          </table:table-cell>
          <table:table-cell table:style-name="ce3" office:value-type="float" office:value="1.354251" calcext:value-type="float">
            <text:p>1.354251</text:p>
          </table:table-cell>
          <table:table-cell/>
          <table:table-cell table:formula="of:=[.D13] / [.D14]" office:value-type="float" office:value="1.71961208293724" calcext:value-type="float">
            <text:p>1.72</text:p>
          </table:table-cell>
          <table:table-cell table:formula="of:=([.D13]-[.D14])/[.D13]" office:value-type="percentage" office:value="0.418473497643772" calcext:value-type="percentage">
            <text:p>41.85%</text:p>
          </table:table-cell>
          <table:table-cell table:formula="of:=[.E13]/[.E14]" office:value-type="float" office:value="1.73394001555103" calcext:value-type="float">
            <text:p>1.73</text:p>
          </table:table-cell>
          <table:table-cell table:formula="of:=([.E13]-[.E14])/[.E13]" office:value-type="percentage" office:value="0.423278780677884" calcext:value-type="percentage">
            <text:p>42.33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6" calcext:value-type="float">
            <text:p>0.000006</text:p>
          </table:table-cell>
          <table:table-cell table:style-name="ce3" office:value-type="float" office:value="6.902217" calcext:value-type="float">
            <text:p>6.902217</text:p>
          </table:table-cell>
          <table:table-cell table:style-name="ce3" office:value-type="float" office:value="1.042092" calcext:value-type="float">
            <text:p>1.042092</text:p>
          </table:table-cell>
          <table:table-cell table:style-name="ce3" office:value-type="float" office:value="0.800102" calcext:value-type="float">
            <text:p>0.800102</text:p>
          </table:table-cell>
          <table:table-cell/>
          <table:table-cell table:formula="of:=[.D14] / [.D15]" office:value-type="float" office:value="1.67264790440767" calcext:value-type="float">
            <text:p>1.67</text:p>
          </table:table-cell>
          <table:table-cell table:formula="of:=([.D14]-[.D15])/[.D14]" office:value-type="percentage" office:value="0.402145545775143" calcext:value-type="percentage">
            <text:p>40.21%</text:p>
          </table:table-cell>
          <table:table-cell table:formula="of:=[.E14]/[.E15]" office:value-type="float" office:value="1.69259794376217" calcext:value-type="float">
            <text:p>1.69</text:p>
          </table:table-cell>
          <table:table-cell table:formula="of:=([.E14]-[.E15])/[.E14]" office:value-type="percentage" office:value="0.409192239843279" calcext:value-type="percentage">
            <text:p>40.92%</text:p>
          </table:table-cell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408415" calcext:value-type="float">
            <text:p>4.408415</text:p>
          </table:table-cell>
          <table:table-cell table:style-name="ce3" office:value-type="float" office:value="0.670634" calcext:value-type="float">
            <text:p>0.670634</text:p>
          </table:table-cell>
          <table:table-cell table:style-name="ce3" office:value-type="float" office:value="0.510044" calcext:value-type="float">
            <text:p>0.510044</text:p>
          </table:table-cell>
          <table:table-cell/>
          <table:table-cell table:formula="of:=[.D15] / [.D16]" office:value-type="float" office:value="1.55389079587376" calcext:value-type="float">
            <text:p>1.55</text:p>
          </table:table-cell>
          <table:table-cell table:formula="of:=([.D15]-[.D16])/[.D15]" office:value-type="percentage" office:value="0.356454132648557" calcext:value-type="percentage">
            <text:p>35.65%</text:p>
          </table:table-cell>
          <table:table-cell table:formula="of:=[.E15]/[.E16]" office:value-type="float" office:value="1.56869211283732" calcext:value-type="float">
            <text:p>1.57</text:p>
          </table:table-cell>
          <table:table-cell table:formula="of:=([.E15]-[.E16])/[.E15]" office:value-type="percentage" office:value="0.362526277899568" calcext:value-type="percentage">
            <text:p>36.25%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4"/>
        </table:table-row>
        <table:table-row table:style-name="ro1">
          <table:table-cell table:number-columns-repeated="6"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number-columns-repeated="6"/>
          <table:table-cell table:formula="of:= [.D12] /  [.D3]" office:value-type="float" office:value="1.00734176052511" calcext:value-type="float">
            <text:p>1.01</text:p>
          </table:table-cell>
          <table:table-cell table:formula="of:= ([.D3] - [.D12]) / [.D3]" office:value-type="percentage" office:value="-0.00734176052511326" calcext:value-type="percentage">
            <text:p>-0.73%</text:p>
          </table:table-cell>
          <table:table-cell table:formula="of:= [.E12] /  [.E3]" office:value-type="float" office:value="1.02074460291438" calcext:value-type="float">
            <text:p>1.02</text:p>
          </table:table-cell>
          <table:table-cell table:formula="of:=([.E3]-[.E12])/[.E3]" office:value-type="percentage" office:value="-0.0207446029143847" calcext:value-type="percentage">
            <text:p>-2.07%</text:p>
          </table:table-cell>
        </table:table-row>
        <table:table-row table:style-name="ro1">
          <table:table-cell table:number-columns-repeated="6"/>
          <table:table-cell table:formula="of:= [.D13] /  [.D4]" office:value-type="float" office:value="1.0074603914588" calcext:value-type="float">
            <text:p>1.01</text:p>
          </table:table-cell>
          <table:table-cell table:formula="of:= ([.D4] - [.D13]) / [.D4]" office:value-type="percentage" office:value="-0.00746039145879966" calcext:value-type="percentage">
            <text:p>-0.75%</text:p>
          </table:table-cell>
          <table:table-cell table:formula="of:= [.E13] /  [.E4]" office:value-type="float" office:value="1.00784536405039" calcext:value-type="float">
            <text:p>1.01</text:p>
          </table:table-cell>
          <table:table-cell table:formula="of:=([.E4]-[.E13])/[.E4]" office:value-type="percentage" office:value="-0.00784536405038654" calcext:value-type="percentage">
            <text:p>-0.78%</text:p>
          </table:table-cell>
        </table:table-row>
        <table:table-row table:style-name="ro1">
          <table:table-cell table:number-columns-repeated="6"/>
          <table:table-cell table:formula="of:= [.D14] /  [.D5]" office:value-type="float" office:value="1.02639274256992" calcext:value-type="float">
            <text:p>1.03</text:p>
          </table:table-cell>
          <table:table-cell table:formula="of:= ([.D5] - [.D14]) / [.D5]" office:value-type="percentage" office:value="-0.0263927425699198" calcext:value-type="percentage">
            <text:p>-2.64%</text:p>
          </table:table-cell>
          <table:table-cell table:formula="of:= [.E14] /  [.E5]" office:value-type="float" office:value="1.02380549184207" calcext:value-type="float">
            <text:p>1.02</text:p>
          </table:table-cell>
          <table:table-cell table:formula="of:=([.E5]-[.E14])/[.E5]" office:value-type="percentage" office:value="-0.0238054918420699" calcext:value-type="percentage">
            <text:p>-2.38%</text:p>
          </table:table-cell>
        </table:table-row>
        <table:table-row table:style-name="ro1">
          <table:table-cell table:number-columns-repeated="6"/>
          <table:table-cell table:formula="of:= [.D15] /  [.D6]" office:value-type="float" office:value="1.08601025470007" calcext:value-type="float">
            <text:p>1.09</text:p>
          </table:table-cell>
          <table:table-cell table:formula="of:= ([.D6] - [.D15]) / [.D6]" office:value-type="percentage" office:value="-0.0860102547000709" calcext:value-type="percentage">
            <text:p>-8.60%</text:p>
          </table:table-cell>
          <table:table-cell table:formula="of:= [.E15] /  [.E6]" office:value-type="float" office:value="1.07541314121735" calcext:value-type="float">
            <text:p>1.08</text:p>
          </table:table-cell>
          <table:table-cell table:formula="of:=([.E6]-[.E15])/[.E6]" office:value-type="percentage" office:value="-0.0754131412173469" calcext:value-type="percentage">
            <text:p>-7.54%</text:p>
          </table:table-cell>
        </table:table-row>
        <table:table-row table:style-name="ro1">
          <table:table-cell table:number-columns-repeated="6"/>
          <table:table-cell table:formula="of:= [.D16] /  [.D7]" office:value-type="float" office:value="1.24651306300278" calcext:value-type="float">
            <text:p>1.25</text:p>
          </table:table-cell>
          <table:table-cell table:formula="of:= ([.D7] - [.D16]) / [.D7]" office:value-type="percentage" office:value="-0.24651306300278" calcext:value-type="percentage">
            <text:p>-24.65%</text:p>
          </table:table-cell>
          <table:table-cell table:formula="of:= [.E16] /  [.E7]" office:value-type="float" office:value="1.23275857901784" calcext:value-type="float">
            <text:p>1.23</text:p>
          </table:table-cell>
          <table:table-cell table:formula="of:=([.E7]-[.E16])/[.E7]" office:value-type="percentage" office:value="-0.232758579017842" calcext:value-type="percentage">
            <text:p>-23.28%</text:p>
          </table:table-cell>
        </table:table-row>
      </table:table>
      <table:table table:name="knn" table:style-name="ta1">
        <table:table-column table:style-name="co6" table:number-columns-repeated="1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table:number-columns-repeated="5"/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table:number-columns-repeated="5"/>
          <table:table-cell/>
          <table:table-cell table:style-name="ce8" table:formula="of:=[.D3] / [.D4]" office:value-type="string" office:string-value="" calcext:value-type="error">
            <text:p>#DIV/0!</text:p>
          </table:table-cell>
          <table:table-cell table:style-name="ce10" table:formula="of:=([.D3]-[.D4])/[.D3]" office:value-type="string" office:string-value="" calcext:value-type="error">
            <text:p>#DIV/0!</text:p>
          </table:table-cell>
          <table:table-cell table:style-name="ce8" table:formula="of:=[.E3]/[.E4]" office:value-type="string" office:string-value="" calcext:value-type="error">
            <text:p>#DIV/0!</text:p>
          </table:table-cell>
          <table:table-cell table:style-name="ce10" table:formula="of:=([.E3]-[.E4])/[.E3]" office:value-type="string" office:string-value="" calcext:value-type="error">
            <text:p>#DIV/0!</text:p>
          </table:table-cell>
        </table:table-row>
        <table:table-row table:style-name="ro1">
          <table:table-cell table:style-name="ce3" table:number-columns-repeated="5"/>
          <table:table-cell/>
          <table:table-cell table:style-name="ce8" table:formula="of:=[.D4] / [.D5]" office:value-type="string" office:string-value="" calcext:value-type="error">
            <text:p>#DIV/0!</text:p>
          </table:table-cell>
          <table:table-cell table:style-name="ce10" table:formula="of:=([.D4]-[.D5])/[.D4]" office:value-type="string" office:string-value="" calcext:value-type="error">
            <text:p>#DIV/0!</text:p>
          </table:table-cell>
          <table:table-cell table:style-name="ce8" table:formula="of:=[.E4]/[.E5]" office:value-type="string" office:string-value="" calcext:value-type="error">
            <text:p>#DIV/0!</text:p>
          </table:table-cell>
          <table:table-cell table:style-name="ce10" table:formula="of:=([.E4]-[.E5])/[.E4]" office:value-type="string" office:string-value="" calcext:value-type="error">
            <text:p>#DIV/0!</text:p>
          </table:table-cell>
        </table:table-row>
        <table:table-row table:style-name="ro1">
          <table:table-cell table:style-name="ce3" table:number-columns-repeated="5"/>
          <table:table-cell/>
          <table:table-cell table:style-name="ce8" table:formula="of:=[.D5] / [.D6]" office:value-type="string" office:string-value="" calcext:value-type="error">
            <text:p>#DIV/0!</text:p>
          </table:table-cell>
          <table:table-cell table:style-name="ce10" table:formula="of:=([.D5]-[.D6])/[.D5]" office:value-type="string" office:string-value="" calcext:value-type="error">
            <text:p>#DIV/0!</text:p>
          </table:table-cell>
          <table:table-cell table:style-name="ce8" table:formula="of:=[.E5]/[.E6]" office:value-type="string" office:string-value="" calcext:value-type="error">
            <text:p>#DIV/0!</text:p>
          </table:table-cell>
          <table:table-cell table:style-name="ce10" table:formula="of:=([.E5]-[.E6])/[.E5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table:number-columns-repeated="5"/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table:number-columns-repeated="5"/>
          <table:table-cell/>
          <table:table-cell table:style-name="ce9" table:formula="of:=[.D13] / [.D14]" office:value-type="string" office:string-value="" calcext:value-type="error">
            <text:p>#DIV/0!</text:p>
          </table:table-cell>
          <table:table-cell table:style-name="ce11" table:formula="of:=([.D13]-[.D14])/[.D13]" office:value-type="string" office:string-value="" calcext:value-type="error">
            <text:p>#DIV/0!</text:p>
          </table:table-cell>
          <table:table-cell table:style-name="ce9" table:formula="of:=[.E13]/[.E14]" office:value-type="string" office:string-value="" calcext:value-type="error">
            <text:p>#DIV/0!</text:p>
          </table:table-cell>
          <table:table-cell table:style-name="ce11" table:formula="of:=([.E13]-[.E14])/[.E13]" office:value-type="string" office:string-value="" calcext:value-type="error">
            <text:p>#DIV/0!</text:p>
          </table:table-cell>
        </table:table-row>
        <table:table-row table:style-name="ro1">
          <table:table-cell table:style-name="ce3" table:number-columns-repeated="5"/>
          <table:table-cell/>
          <table:table-cell table:style-name="ce9" table:formula="of:=[.D14] / [.D15]" office:value-type="string" office:string-value="" calcext:value-type="error">
            <text:p>#DIV/0!</text:p>
          </table:table-cell>
          <table:table-cell table:style-name="ce11" table:formula="of:=([.D14]-[.D15])/[.D14]" office:value-type="string" office:string-value="" calcext:value-type="error">
            <text:p>#DIV/0!</text:p>
          </table:table-cell>
          <table:table-cell table:style-name="ce9" table:formula="of:=[.E14]/[.E15]" office:value-type="string" office:string-value="" calcext:value-type="error">
            <text:p>#DIV/0!</text:p>
          </table:table-cell>
          <table:table-cell table:style-name="ce11" table:formula="of:=([.E14]-[.E15])/[.E14]" office:value-type="string" office:string-value="" calcext:value-type="error">
            <text:p>#DIV/0!</text:p>
          </table:table-cell>
        </table:table-row>
        <table:table-row table:style-name="ro1">
          <table:table-cell table:style-name="ce3" table:number-columns-repeated="5"/>
          <table:table-cell/>
          <table:table-cell table:style-name="ce9" table:formula="of:=[.D15] / [.D16]" office:value-type="string" office:string-value="" calcext:value-type="error">
            <text:p>#DIV/0!</text:p>
          </table:table-cell>
          <table:table-cell table:style-name="ce11" table:formula="of:=([.D15]-[.D16])/[.D15]" office:value-type="string" office:string-value="" calcext:value-type="error">
            <text:p>#DIV/0!</text:p>
          </table:table-cell>
          <table:table-cell table:style-name="ce9" table:formula="of:=[.E15]/[.E16]" office:value-type="string" office:string-value="" calcext:value-type="error">
            <text:p>#DIV/0!</text:p>
          </table:table-cell>
          <table:table-cell table:style-name="ce11" table:formula="of:=([.E15]-[.E16])/[.E15]" office:value-type="string" office:string-value="" calcext:value-type="error">
            <text:p>#DIV/0!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4"/>
        </table:table-row>
        <table:table-row table:style-name="ro1">
          <table:table-cell table:number-columns-repeated="6"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number-columns-repeated="6"/>
          <table:table-cell table:style-name="ce9" table:formula="of:= [.D13] /  [.D3]" office:value-type="string" office:string-value="" calcext:value-type="error">
            <text:p>#DIV/0!</text:p>
          </table:table-cell>
          <table:table-cell table:style-name="ce11" table:formula="of:= ([.D3] - [.D13]) / [.D3]" office:value-type="string" office:string-value="" calcext:value-type="error">
            <text:p>#DIV/0!</text:p>
          </table:table-cell>
          <table:table-cell table:style-name="ce9" table:formula="of:= [.E13] /  [.E3]" office:value-type="string" office:string-value="" calcext:value-type="error">
            <text:p>#DIV/0!</text:p>
          </table:table-cell>
          <table:table-cell table:style-name="ce11" table:formula="of:=([.E3]-[.E13])/[.E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style-name="ce9" table:formula="of:= [.D14] /  [.D4]" office:value-type="string" office:string-value="" calcext:value-type="error">
            <text:p>#DIV/0!</text:p>
          </table:table-cell>
          <table:table-cell table:style-name="ce11" table:formula="of:= ([.D4] - [.D14]) / [.D4]" office:value-type="string" office:string-value="" calcext:value-type="error">
            <text:p>#DIV/0!</text:p>
          </table:table-cell>
          <table:table-cell table:style-name="ce9" table:formula="of:= [.E14] /  [.E4]" office:value-type="string" office:string-value="" calcext:value-type="error">
            <text:p>#DIV/0!</text:p>
          </table:table-cell>
          <table:table-cell table:style-name="ce11" table:formula="of:=([.E4]-[.E14])/[.E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style-name="ce9" table:formula="of:= [.D15] /  [.D5]" office:value-type="string" office:string-value="" calcext:value-type="error">
            <text:p>#DIV/0!</text:p>
          </table:table-cell>
          <table:table-cell table:style-name="ce11" table:formula="of:= ([.D5] - [.D15]) / [.D5]" office:value-type="string" office:string-value="" calcext:value-type="error">
            <text:p>#DIV/0!</text:p>
          </table:table-cell>
          <table:table-cell table:style-name="ce9" table:formula="of:= [.E15] /  [.E5]" office:value-type="string" office:string-value="" calcext:value-type="error">
            <text:p>#DIV/0!</text:p>
          </table:table-cell>
          <table:table-cell table:style-name="ce11" table:formula="of:=([.E5]-[.E15])/[.E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style-name="ce9" table:formula="of:= [.D16] /  [.D6]" office:value-type="string" office:string-value="" calcext:value-type="error">
            <text:p>#DIV/0!</text:p>
          </table:table-cell>
          <table:table-cell table:style-name="ce11" table:formula="of:= ([.D6] - [.D16]) / [.D6]" office:value-type="string" office:string-value="" calcext:value-type="error">
            <text:p>#DIV/0!</text:p>
          </table:table-cell>
          <table:table-cell table:style-name="ce9" table:formula="of:= [.E16] /  [.E6]" office:value-type="string" office:string-value="" calcext:value-type="error">
            <text:p>#DIV/0!</text:p>
          </table:table-cell>
          <table:table-cell table:style-name="ce11" table:formula="of:=([.E6]-[.E16])/[.E6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30">
      <number:number number:decimal-places="17" number:min-decimal-places="17" number:min-integer-digits="1"/>
    </number:number-style>
    <number:number-style style:name="N131">
      <number:number number:decimal-places="18" number:min-decimal-places="18" number:min-integer-digits="1"/>
    </number:number-style>
    <number:number-style style:name="N132">
      <number:number number:decimal-places="19" number:min-decimal-places="19" number:min-integer-digits="1"/>
    </number:number-style>
    <number:number-style style:name="N133">
      <number:number number:decimal-places="20" number:min-decimal-places="20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5">
      <number:number number:decimal-places="14" number:min-decimal-places="14" number:min-integer-digits="1"/>
    </number:number-style>
    <number:number-style style:name="N136">
      <number:number number:decimal-places="13" number:min-decimal-places="13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number:number-style style:name="N145">
      <number:number number:decimal-places="4" number:min-decimal-places="4" number:min-integer-digits="1"/>
    </number:number-style>
    <number:number-style style:name="N146">
      <number:number number:decimal-places="3" number:min-decimal-places="3" number:min-integer-digits="1"/>
    </number:number-style>
    <number:number-style style:name="N14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4T14:59:34.660342585</meta:creation-date>
    <meta:generator>LibreOffice/25.8.4.2$Linux_X86_64 LibreOffice_project/580$Build-2</meta:generator>
    <dc:date>2026-01-04T15:31:16.932592894</dc:date>
    <meta:editing-duration>PT31M38S</meta:editing-duration>
    <meta:editing-cycles>8</meta:editing-cycles>
    <meta:document-statistic meta:table-count="3" meta:cell-count="330" meta:object-count="0"/>
  </office:meta>
</office:document-meta>
</file>